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2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1.904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26cm" fo:min-width="1.87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679cm" fo:min-width="3.25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cm" fo:min-width="3.1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26cm" fo:min-width="1.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3.251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19" style:family="graphic" style:parent-style-name="objectwithoutfill">
      <style:graphic-properties draw:marker-end="Arrowheads_20_21" draw:marker-end-width="0.3cm" draw:fill="none" draw:textarea-vertical-align="middle"/>
    </style:style>
    <style:style style:name="gr20" style:family="graphic" style:parent-style-name="objectwithoutfill">
      <style:graphic-properties draw:marker-end="Arrowheads_20_22" draw:marker-end-width="0.3cm" draw:fill="none" draw:textarea-vertical-align="middle"/>
    </style:style>
    <style:style style:name="gr21" style:family="graphic" style:parent-style-name="objectwithoutfill">
      <style:graphic-properties draw:marker-end="Arrowheads_20_23" draw:marker-end-width="0.3cm" draw:fill="none" draw:textarea-vertical-align="middle"/>
    </style:style>
    <style:style style:name="gr22" style:family="graphic" style:parent-style-name="objectwithoutfill">
      <style:graphic-properties draw:marker-end="Arrowheads_20_25" draw:marker-end-width="0.3cm" draw:fill="none" draw:textarea-vertical-align="middle"/>
    </style:style>
    <style:style style:name="gr23" style:family="graphic" style:parent-style-name="objectwithoutfill">
      <style:graphic-properties draw:marker-end="Arrowheads_20_2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.25cm" svg:x="1.623cm" svg:y="0.425cm">
          <text:p text:style-name="P1">Iní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95cm" svg:height="1.5cm" svg:x="1.148cm" svg:y="2.8cm">
          <text:p text:style-name="P1">Entre o valor de x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type="line" svg:x1="3.123cm" svg:y1="1.675cm" svg:x2="3.123cm" svg:y2="2.8cm" draw:start-shape="id1" draw:start-glue-point="6" draw:end-shape="id2" draw:end-glue-point="5" svg:d="M3123 1675v1125" svg:viewBox="0 0 1 1126">
          <text:p/>
        </draw:connector>
        <draw:custom-shape draw:style-name="gr4" draw:text-style-name="P1" xml:id="id3" draw:id="id3" draw:layer="layout" svg:width="4.75cm" svg:height="2.75cm" svg:x="0.748cm" svg:y="5.125cm">
          <text:p text:style-name="P1">x &gt;= 0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999cm" svg:height="0.999cm" svg:x="5.023cm" svg:y="10.1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1" xml:id="id4" draw:id="id4" draw:layer="layout" svg:width="3.75cm" svg:height="2.4cm" svg:x="1.248cm" svg:y="9.15cm">
          <text:p text:style-name="P1">Imprime:</text:p>
          <text:p text:style-name="P1">Não existe a raiz de x.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xml:id="id6" draw:id="id6" draw:layer="layout" svg:width="2.5cm" svg:height="0.75cm" svg:x="7.073cm" svg:y="2.8cm">
          <text:p text:style-name="P1">s = x/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11" draw:id="id11" draw:layer="layout" svg:width="3.65cm" svg:height="0.75cm" svg:x="6.499cm" svg:y="11.755cm">
          <text:p text:style-name="P1">i = i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9" draw:id="id9" draw:layer="layout" svg:width="4.4cm" svg:height="2.75cm" svg:x="6.123cm" svg:y="6.605cm">
          <text:p text:style-name="P1">I &lt; 4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xml:id="id8" draw:id="id8" draw:layer="layout" svg:width="3.75cm" svg:height="2.799cm" svg:x="6.448cm" svg:y="13.551cm">
          <text:p text:style-name="P1">Imprime o valor de s, raiz aprox. de x.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5" draw:id="id5" draw:layer="layout" svg:width="3cm" svg:height="1.25cm" svg:x="1.623cm" svg:y="18.32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2" draw:layer="layout" draw:type="line" svg:x1="3.123cm" svg:y1="4.3cm" svg:x2="3.123cm" svg:y2="5.125cm" draw:start-shape="id2" draw:start-glue-point="8" draw:end-shape="id3" draw:end-glue-point="4" svg:d="M3123 4300v825" svg:viewBox="0 0 1 826">
          <text:p/>
        </draw:connector>
        <draw:connector draw:style-name="gr12" draw:text-style-name="P2" draw:layer="layout" draw:type="line" svg:x1="3.123cm" svg:y1="7.875cm" svg:x2="3.123cm" svg:y2="9.15cm" draw:start-shape="id3" draw:start-glue-point="6" draw:end-shape="id4" draw:end-glue-point="4" svg:d="M3123 7875v1275" svg:viewBox="0 0 1 1276">
          <text:p/>
        </draw:connector>
        <draw:connector draw:style-name="gr13" draw:text-style-name="P2" draw:layer="layout" draw:type="line" svg:x1="3.123cm" svg:y1="11.408cm" svg:x2="3.123cm" svg:y2="18.325cm" draw:start-shape="id4" draw:start-glue-point="6" draw:end-shape="id5" draw:end-glue-point="4" svg:d="M3123 11408v6917" svg:viewBox="0 0 1 6918">
          <text:p/>
        </draw:connector>
        <draw:custom-shape draw:style-name="gr7" draw:text-style-name="P1" xml:id="id7" draw:id="id7" draw:layer="layout" svg:width="2.5cm" svg:height="0.75cm" svg:x="7.074cm" svg:y="4.4cm">
          <text:p text:style-name="P1">i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0" draw:id="id10" draw:layer="layout" svg:width="3.65cm" svg:height="0.75cm" svg:x="6.499cm" svg:y="10.3cm">
          <text:p text:style-name="P1">s = (s + x/s)/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2" draw:layer="layout" draw:type="lines" draw:line-skew="0.476cm -0.048cm" svg:x1="5.498cm" svg:y1="6.5cm" svg:x2="7.073cm" svg:y2="3.175cm" draw:start-shape="id3" draw:start-glue-point="7" draw:end-shape="id6" draw:end-glue-point="5" svg:d="M5498 6500h1002v-3325h573" svg:viewBox="0 0 1576 3326">
          <text:p/>
        </draw:connector>
        <draw:connector draw:style-name="gr15" draw:text-style-name="P2" draw:layer="layout" draw:type="line" svg:x1="8.323cm" svg:y1="3.55cm" svg:x2="8.324cm" svg:y2="4.4cm" draw:start-shape="id6" draw:start-glue-point="6" draw:end-shape="id7" draw:end-glue-point="4" svg:d="M8323 3550l1 850" svg:viewBox="0 0 2 851">
          <text:p/>
        </draw:connector>
        <draw:connector draw:style-name="gr16" draw:text-style-name="P2" draw:layer="layout" draw:type="lines" svg:x1="8.323cm" svg:y1="16.185cm" svg:x2="3.11cm" svg:y2="16.9cm" draw:start-shape="id8" draw:start-glue-point="6" svg:d="M8323 16185v690l-5213 25" svg:viewBox="0 0 5214 716">
          <text:p/>
        </draw:connector>
        <draw:frame draw:style-name="gr17" draw:text-style-name="P4" draw:layer="layout" svg:width="1.23cm" svg:height="0.852cm" svg:x="5.223cm" svg:y="5.826cm">
          <draw:text-box>
            <text:p>Sim</text:p>
          </draw:text-box>
        </draw:frame>
        <draw:frame draw:style-name="gr18" draw:text-style-name="P4" draw:layer="layout" svg:width="1.26cm" svg:height="0.852cm" svg:x="2.923cm" svg:y="7.626cm">
          <draw:text-box>
            <text:p>Não</text:p>
          </draw:text-box>
        </draw:frame>
        <draw:frame draw:style-name="gr17" draw:text-style-name="P4" draw:layer="layout" svg:width="1.23cm" svg:height="0.852cm" svg:x="8.223cm" svg:y="9.126cm">
          <draw:text-box>
            <text:p>Sim</text:p>
          </draw:text-box>
        </draw:frame>
        <draw:frame draw:style-name="gr18" draw:text-style-name="P4" draw:layer="layout" svg:width="1.26cm" svg:height="0.852cm" svg:x="5.323cm" svg:y="7.826cm">
          <draw:text-box>
            <text:p>Não</text:p>
          </draw:text-box>
        </draw:frame>
        <draw:connector draw:style-name="gr19" draw:text-style-name="P2" xml:id="id12" draw:id="id12" draw:layer="layout" draw:type="line" svg:x1="8.324cm" svg:y1="5.15cm" svg:x2="8.323cm" svg:y2="6.605cm" draw:start-shape="id7" draw:start-glue-point="6" draw:end-shape="id9" draw:end-glue-point="4" svg:d="M8324 5150l-1 1455" svg:viewBox="0 0 2 1456">
          <text:p/>
        </draw:connector>
        <draw:connector draw:style-name="gr20" draw:text-style-name="P2" draw:layer="layout" draw:type="line" svg:x1="8.323cm" svg:y1="9.355cm" svg:x2="8.324cm" svg:y2="10.3cm" draw:start-shape="id9" draw:start-glue-point="6" draw:end-shape="id10" draw:end-glue-point="4" svg:d="M8323 9355l1 945" svg:viewBox="0 0 2 946">
          <text:p/>
        </draw:connector>
        <draw:connector draw:style-name="gr21" draw:text-style-name="P2" draw:layer="layout" draw:type="line" svg:x1="8.324cm" svg:y1="11.05cm" svg:x2="8.324cm" svg:y2="11.755cm" draw:start-shape="id10" draw:start-glue-point="6" draw:end-shape="id11" draw:end-glue-point="4" svg:d="M8324 11050v705" svg:viewBox="0 0 1 706">
          <text:p/>
        </draw:connector>
        <draw:connector draw:style-name="gr22" draw:text-style-name="P2" draw:layer="layout" draw:type="lines" draw:line-skew="0.325cm 2.026cm" svg:x1="10.149cm" svg:y1="12.13cm" svg:x2="8.323cm" svg:y2="5.877cm" draw:start-shape="id11" draw:start-glue-point="7" draw:end-shape="id12" draw:end-glue-point="0" svg:d="M10149 12130h851v-6253h-2677" svg:viewBox="0 0 2678 6254">
          <text:p/>
        </draw:connector>
        <draw:connector draw:style-name="gr23" draw:text-style-name="P2" draw:layer="layout" draw:type="lines" draw:line-skew="-0.098cm -0.422cm" svg:x1="6.123cm" svg:y1="7.98cm" svg:x2="6.448cm" svg:y2="14.951cm" draw:start-shape="id9" draw:start-glue-point="5" draw:end-shape="id8" draw:end-glue-point="5" svg:d="M6123 7980h-623v6971h948" svg:viewBox="0 0 949 697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5-16T14:01:57.563680445</dc:date>
    <meta:editing-duration>PT30M11S</meta:editing-duration>
    <meta:editing-cycles>7</meta:editing-cycles>
    <meta:generator>LibreOffice/7.3.7.2$Linux_X86_64 LibreOffice_project/30$Build-2</meta:generator>
    <meta:document-statistic meta:object-count="28"/>
  </office:meta>
</office:document-meta>
</file>

<file path=Object 1/content.xml><?xml version="1.0" encoding="utf-8"?>
<math xmlns="http://www.w3.org/1998/Math/MathML" display="block"/>
</file>